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∣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o stretchy="false">∑</mo>
                <mi>n</mi>
              </munder>
              <mfenced open="〈" close="〉">
                <mrow>
                  <mrow>
                    <mo stretchy="false">ψ</mo>
                  </mrow>
                  <mo stretchy="false">∣</mo>
                  <mrow>
                    <msub>
                      <mo stretchy="false">ϕ</mo>
                      <mi>n</mi>
                    </msub>
                  </mrow>
                </mrow>
              </mfenced>
            </mrow>
            <mfenced open="〈" close="∣">
              <mrow>
                <msub>
                  <mo stretchy="false">ϕ</mo>
                  <mi>n</mi>
                </msub>
              </mrow>
            </mfenced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p>
                <mfenced open="〈" close="〉">
                  <mrow>
                    <mrow>
                      <msub>
                        <mo stretchy="false">ϕ</mo>
                        <mi>n</mi>
                      </msub>
                    </mrow>
                    <mo stretchy="false">∣</mo>
                    <mrow>
                      <mo stretchy="false">ψ</mo>
                    </mrow>
                  </mrow>
                </mfenced>
                <mtext>*</mtext>
              </msup>
            </mrow>
            <mfenced open="〈" close="∣">
              <mrow>
                <msub>
                  <mo stretchy="false">ϕ</mo>
                  <mi>n</mi>
                </msub>
              </mrow>
            </mfenced>
            <mi/>
            <mtext> ,</mtext>
          </mrow>
        </mtd>
      </mtr>
      <mtr>
        <mtd>
          <mrow>
            <mfenced open="〈" close="∣">
              <mrow>
                <mo stretchy="false">ψ</mo>
              </mrow>
            </mfenced>
            <mo stretchy="false">←</mo>
            <mo stretchy="false">→</mo>
            <mfenced open="(" close=")">
              <mrow>
                <msubsup>
                  <mo stretchy="false">ψ</mo>
                  <mn>1</mn>
                  <mtext>*</mtext>
                </msubsup>
                <mi>,</mi>
                <msubsup>
                  <mo stretchy="false">ψ</mo>
                  <mn>2</mn>
                  <mtext>*</mtext>
                </msubsup>
                <mi>,</mi>
                <mo stretchy="false">…</mo>
                <mi>,</mi>
                <msubsup>
                  <mo stretchy="false">ψ</mo>
                  <mi>m</mi>
                  <mtext>*</mtext>
                </msubsup>
                <mi>,</mi>
                <mo stretchy="false">…</mo>
              </mrow>
            </mfenced>
          </mrow>
        </mtd>
      </mtr>
    </mtable>
    <annotation encoding="StarMath 5.0">left langle %ipsi right rline `=` sum from n
left langle %ipsi mline %iphi _n right rangle left langle %iphi_n right rline `=` sum from n
left langle %iphi_n mline %ipsi right rangle ^"*" left langle %iphi_n right rline `" ," newline
left langle %ipsi right rline leftarrow rightarrow left ( %ipsi^"*"_1 , %ipsi^"*"_2 , dotslow , %ipsi^"*"_m , dotslow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2:53:12.892000000</meta:creation-date>
    <meta:generator>LibreOffice/4.1.4.2$Windows_x86 LibreOffice_project/0a0440ccc0227ad9829de5f46be37cfb6edcf72</meta:generator>
  </office:meta>
</office:document-meta>
</file>